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d0d1a" officeooo:paragraph-rsid="000d0d1a" style:font-weight-asian="bold" style:font-weight-complex="bold"/>
    </style:style>
    <style:style style:name="P2" style:family="paragraph" style:parent-style-name="Standard">
      <style:text-properties fo:font-weight="normal" officeooo:rsid="000d0d1a" officeooo:paragraph-rsid="000d0d1a" style:font-weight-asian="normal" style:font-weight-complex="normal"/>
    </style:style>
    <style:style style:name="P3" style:family="paragraph" style:parent-style-name="Standard">
      <style:text-properties officeooo:rsid="000d0d1a" officeooo:paragraph-rsid="000d0d1a"/>
    </style:style>
    <style:style style:name="P4" style:family="paragraph" style:parent-style-name="Text_20_body">
      <style:text-properties officeooo:rsid="000f4f02" officeooo:paragraph-rsid="000f4f02"/>
    </style:style>
    <style:style style:name="P5" style:family="paragraph" style:parent-style-name="Text_20_body">
      <style:text-properties officeooo:rsid="00106171" officeooo:paragraph-rsid="00106171"/>
    </style:style>
    <style:style style:name="P6" style:family="paragraph" style:parent-style-name="Text_20_body">
      <style:text-properties style:text-line-through-style="solid" officeooo:rsid="000f4f02" officeooo:paragraph-rsid="000f4f02"/>
    </style:style>
    <style:style style:name="P7" style:family="paragraph" style:parent-style-name="Standard" style:list-style-name="L2">
      <style:text-properties style:text-line-through-style="solid" fo:font-weight="normal" officeooo:rsid="000d0d1a" officeooo:paragraph-rsid="000d0d1a" style:font-weight-asian="normal" style:font-weight-complex="normal"/>
    </style:style>
    <style:style style:name="P8" style:family="paragraph" style:parent-style-name="Standard" style:list-style-name="L2">
      <style:text-properties fo:font-weight="normal" officeooo:rsid="000d0d1a" officeooo:paragraph-rsid="000d0d1a" style:font-weight-asian="normal" style:font-weight-complex="normal"/>
    </style:style>
    <style:style style:name="P9" style:family="paragraph" style:parent-style-name="Standard" style:list-style-name="L2">
      <style:text-properties fo:font-weight="normal" officeooo:rsid="00105584" officeooo:paragraph-rsid="00105584" style:font-weight-asian="normal" style:font-weight-complex="normal"/>
    </style:style>
    <style:style style:name="P10" style:family="paragraph" style:parent-style-name="Standard" style:list-style-name="L3"/>
    <style:style style:name="P11" style:family="paragraph" style:parent-style-name="Standard" style:list-style-name="L3">
      <style:text-properties officeooo:rsid="000d0d1a" officeooo:paragraph-rsid="000d0d1a"/>
    </style:style>
    <style:style style:name="P12" style:family="paragraph" style:parent-style-name="Standard" style:list-style-name="L5">
      <style:text-properties officeooo:rsid="000d0d1a" officeooo:paragraph-rsid="000d0d1a"/>
    </style:style>
    <style:style style:name="P13" style:family="paragraph" style:parent-style-name="Standard" style:list-style-name="L4"/>
    <style:style style:name="P14" style:family="paragraph" style:parent-style-name="Standard" style:list-style-name="L4">
      <style:text-properties officeooo:rsid="0008ed81"/>
    </style:style>
    <style:style style:name="P15" style:family="paragraph" style:parent-style-name="Standard" style:list-style-name="L5"/>
    <style:style style:name="P16" style:family="paragraph" style:parent-style-name="Text_20_body" style:list-style-name="L1">
      <style:text-properties officeooo:rsid="000e939d" officeooo:paragraph-rsid="000e939d"/>
    </style:style>
    <style:style style:name="P17" style:family="paragraph" style:parent-style-name="Text_20_body" style:list-style-name="L1">
      <style:text-properties fo:font-weight="normal" officeooo:rsid="00105584" officeooo:paragraph-rsid="000f4f02" style:font-weight-asian="normal" style:font-weight-complex="normal"/>
    </style:style>
    <style:style style:name="P18" style:family="paragraph" style:parent-style-name="Text_20_body" style:list-style-name="L2">
      <style:text-properties style:text-line-through-style="solid" fo:font-weight="bold" officeooo:paragraph-rsid="00105584" style:font-weight-asian="bold" style:font-weight-complex="bold"/>
    </style:style>
    <style:style style:name="P19" style:family="paragraph" style:parent-style-name="Text_20_body" style:list-style-name="L6">
      <style:text-properties officeooo:rsid="00106171" officeooo:paragraph-rsid="00106171"/>
    </style:style>
    <style:style style:name="P20" style:family="paragraph" style:parent-style-name="Heading_20_1">
      <style:text-properties officeooo:rsid="000e939d"/>
    </style:style>
    <style:style style:name="P21" style:family="paragraph" style:parent-style-name="Heading_20_1">
      <style:text-properties officeooo:rsid="000f4f02"/>
    </style:style>
    <style:style style:name="P22" style:family="paragraph" style:parent-style-name="Heading_20_1">
      <style:text-properties officeooo:rsid="000f4f02" officeooo:paragraph-rsid="00118182"/>
    </style:style>
    <style:style style:name="P23" style:family="paragraph" style:parent-style-name="Heading_20_1" style:list-style-name="">
      <style:text-properties officeooo:rsid="000f4f02"/>
    </style:style>
    <style:style style:name="P24" style:family="paragraph" style:parent-style-name="Heading_20_1">
      <style:text-properties officeooo:rsid="000d0d1a"/>
    </style:style>
    <style:style style:name="P25" style:family="paragraph" style:parent-style-name="Heading_20_1">
      <style:text-properties officeooo:rsid="00106171"/>
    </style:style>
    <style:style style:name="P26" style:family="paragraph" style:parent-style-name="Heading_20_1">
      <style:paragraph-properties fo:break-before="page"/>
      <style:text-properties style:text-line-through-style="solid" officeooo:rsid="000f4f02"/>
    </style:style>
    <style:style style:name="P27" style:family="paragraph" style:parent-style-name="Heading_20_2">
      <style:text-properties officeooo:rsid="000d0d1a"/>
    </style:style>
    <style:style style:name="P28" style:family="paragraph" style:parent-style-name="Heading_20_2">
      <style:text-properties style:text-line-through-style="solid" officeooo:rsid="000f4f02"/>
    </style:style>
    <style:style style:name="T1" style:family="text">
      <style:text-properties officeooo:rsid="00079c41"/>
    </style:style>
    <style:style style:name="T2" style:family="text">
      <style:text-properties style:text-line-through-style="solid" officeooo:rsid="00079c41"/>
    </style:style>
    <style:style style:name="T3" style:family="text">
      <style:text-properties officeooo:rsid="0008ed81"/>
    </style:style>
    <style:style style:name="T4" style:family="text">
      <style:text-properties officeooo:rsid="000d0d1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officeooo:rsid="000f4f02" style:font-weight-asian="normal" style:font-weight-complex="normal"/>
    </style:style>
    <style:style style:name="T7" style:family="text">
      <style:text-properties fo:font-weight="normal" officeooo:rsid="00105584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Obecné</text:h>
      <text:list xml:id="list445483717068958666" text:style-name="L1">
        <text:list-item>
          <text:p text:style-name="P16">CloPeMácký git – dojednat s Wágnerem</text:p>
        </text:list-item>
        <text:list-item>
          <text:p text:style-name="P17"/>
        </text:list-item>
      </text:list>
      <text:p text:style-name="P1"/>
      <text:h text:style-name="P21" text:outline-level="1">Text</text:h>
      <text:h text:style-name="P27" text:outline-level="2">Úprava</text:h>
      <text:list xml:id="list4762226854743851181" text:style-name="L2">
        <text:list-item>
          <text:p text:style-name="P7">Z obrázků odejmout text</text:p>
        </text:list-item>
        <text:list-item>
          <text:p text:style-name="P8">Rozvést popis pod obrázkem</text:p>
        </text:list-item>
        <text:list-item>
          <text:p text:style-name="P8">11:30-11:45</text:p>
        </text:list-item>
        <text:list-item>
          <text:p text:style-name="P9">krosreference</text:p>
        </text:list-item>
        <text:list-item>
          <text:p text:style-name="P18"><text:span text:style-name="T6">číslován</text:span><text:span text:style-name="T7">í</text:span></text:p>
        </text:list-item>
      </text:list>
      <text:p text:style-name="Standard"/>
      <text:h text:style-name="P24" text:outline-level="1">Úvod</text:h>
      <text:p text:style-name="Standard"/>
      <text:h text:style-name="Heading_20_2" text:outline-level="2">Popis manipulátoru<text:span text:style-name="T4"> </text:span></text:h>
      <text:p text:style-name="P2">01:46-</text:p>
      <text:list xml:id="list8955513175647780916" text:style-name="L3">
        <text:list-item>
          <text:p text:style-name="P10">robot, <text:span text:style-name="T4">osy</text:span>, <text:span text:style-name="T4">obrázek, odkazy</text:span></text:p>
        </text:list-item>
        <text:list-item>
          <text:p text:style-name="P10">xtion – co umí xtion – hloubková mapa, obrázek, <text:span text:style-name="T4">odkazy</text:span></text:p>
        </text:list-item>
        <text:list-item>
          <text:p text:style-name="P11">popis pracoviště – hlavně odkaz na wiki</text:p>
        </text:list-item>
      </text:list>
      <text:p text:style-name="Standard"/>
      <text:h text:style-name="Heading_20_2" text:outline-level="2"><text:span text:style-name="T5">Pohyb</text:span> </text:h>
      <text:p text:style-name="P3">00:15-01:47, 03:45-04:05, 07:14-08:50</text:p>
      <text:list xml:id="list5154037095836398273" text:style-name="L4">
        <text:list-item>
          <text:p text:style-name="P13"><text:span text:style-name="T1">Máme dvě možnosti snímání pohybu (toto přesně definovat - <text:s/></text:span><text:span text:style-name="T2">dopředu/dozadu</text:span><text:span text:style-name="T1"> vs. </text:span><text:span text:style-name="T2">pravo/vlevo</text:span><text:span text:style-name="T1">) </text:span><text:span text:style-name="T3">+ proč.</text:span></text:p>
        </text:list-item>
        <text:list-item>
          <text:p text:style-name="P14"/>
        </text:list-item>
      </text:list>
      <text:h text:style-name="P22" text:outline-level="1">Způsob pořízení dat</text:h>
      <text:h text:style-name="Heading_20_2" text:outline-level="2">Realizace </text:h>
      <text:p text:style-name="P2">01:46-03:35, 13:48-14:03, </text:p>
      <text:list xml:id="list8391145912178835650" text:style-name="L5">
        <text:list-item>
          <text:p text:style-name="P15">S omezením robota jsme to museli realizovat takto:</text:p>
        </text:list-item>
        <text:list-item>
          <text:p text:style-name="P12">aproximace obloučkem</text:p>
        </text:list-item>
      </text:list>
      <text:p text:style-name="P3"/>
      <text:h text:style-name="P23" text:outline-level="1"/>
      <text:h text:style-name="P26" text:outline-level="1">Pořízení dat</text:h>
      <text:h text:style-name="P28" text:outline-level="2">Postup spouštění</text:h>
      <text:p text:style-name="P6"/>
      <text:h text:style-name="P28" text:outline-level="2">Postup pro nasnímání... + postup pořízení</text:h>
      <text:p text:style-name="P6">25:00-27:00</text:p>
      <text:p text:style-name="P4"/>
      <text:p text:style-name="P4"/>
      <text:h text:style-name="P25" text:outline-level="1">Načtení dat...</text:h>
      <text:p text:style-name="P5">33:00-36:00</text:p>
      <text:list xml:id="list4647536199226485604" text:style-name="L6">
        <text:list-item>
          <text:p text:style-name="P19">Rozdělit viz.záznam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l </meta:initial-creator>
    <meta:creation-date>2013-11-25T16:56:21</meta:creation-date>
    <dc:date>2013-12-01T13:52:04</dc:date>
    <dc:creator>Michal </dc:creator>
    <meta:editing-duration>PT4H40M43S</meta:editing-duration>
    <meta:editing-cycles>8</meta:editing-cycles>
    <meta:generator>LibreOffice/4.0.2.2$Linux_X86_64 LibreOffice_project/400m0$Build-2</meta:generator>
    <meta:document-statistic meta:table-count="0" meta:image-count="0" meta:object-count="0" meta:page-count="2" meta:paragraph-count="32" meta:word-count="106" meta:character-count="688" meta:non-whitespace-character-count="618"/>
  </office:meta>
</office:document-meta>
</file>